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ocking tim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PU AMD Ryzen 7 5800H with Radeon Graphics</text:p>
          </table:table-cell>
          <table:table-cell table:number-columns-repeated="3"/>
          <table:table-cell office:value-type="string" calcext:value-type="string">
            <text:p>SW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subrotlist</text:p>
          </table:table-cell>
          <table:table-cell office:value-type="string" calcext:value-type="string">
            <text:p>% Speedup by subrot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4d</text:p>
          </table:table-cell>
          <table:table-cell table:style-name="ce1" office:value-type="float" office:value="5.137005" calcext:value-type="float">
            <text:p>5.137</text:p>
          </table:table-cell>
          <table:table-cell table:style-name="ce1" office:value-type="float" office:value="4.586584" calcext:value-type="float">
            <text:p>4.587</text:p>
          </table:table-cell>
          <table:table-cell table:formula="of:= (([.B4]-[.C4])/[.C4])*100" office:value-type="float" office:value="12.0006741400572" calcext:value-type="float">
            <text:p>12.0006741400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oyt</text:p>
          </table:table-cell>
          <table:table-cell table:style-name="ce1" office:value-type="float" office:value="32.517592" calcext:value-type="float">
            <text:p>32.518</text:p>
          </table:table-cell>
          <table:table-cell table:style-name="ce1" office:value-type="float" office:value="32.419478" calcext:value-type="float">
            <text:p>32.419</text:p>
          </table:table-cell>
          <table:table-cell table:formula="of:= (([.B5]-[.C5])/[.C5])*100" office:value-type="float" office:value="0.302639049277729" calcext:value-type="float">
            <text:p>0.302639049277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zc</text:p>
          </table:table-cell>
          <table:table-cell table:style-name="ce1" office:value-type="float" office:value="404.510285" calcext:value-type="float">
            <text:p>404.510</text:p>
          </table:table-cell>
          <table:table-cell table:style-name="ce1" office:value-type="float" office:value="343.699494" calcext:value-type="float">
            <text:p>343.699</text:p>
          </table:table-cell>
          <table:table-cell table:formula="of:= (([.B6]-[.C6])/[.C6])*100" office:value-type="float" office:value="17.6930115003312" calcext:value-type="float">
            <text:p>17.693011500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o</text:p>
          </table:table-cell>
          <table:table-cell table:style-name="ce1" office:value-type="float" office:value="514.59183" calcext:value-type="float">
            <text:p>514.592</text:p>
          </table:table-cell>
          <table:table-cell table:style-name="ce1" office:value-type="float" office:value="459.372932" calcext:value-type="float">
            <text:p>459.373</text:p>
          </table:table-cell>
          <table:table-cell table:formula="of:= (([.B7]-[.C7])/[.C7])*100" office:value-type="float" office:value="12.0204944944383" calcext:value-type="float">
            <text:p>12.0204944944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1o</text:p>
          </table:table-cell>
          <table:table-cell table:style-name="ce1" office:value-type="float" office:value="651.77996" calcext:value-type="float">
            <text:p>651.780</text:p>
          </table:table-cell>
          <table:table-cell table:style-name="ce1" office:value-type="float" office:value="553.893875" calcext:value-type="float">
            <text:p>553.894</text:p>
          </table:table-cell>
          <table:table-cell table:formula="of:= (([.B8]-[.C8])/[.C8])*100" office:value-type="float" office:value="17.6723537518807" calcext:value-type="float">
            <text:p>17.6723537518807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VIDIA GeForce RTX 3050 Ti Laptop GPU</text:p>
          </table:table-cell>
          <table:table-cell table:number-columns-repeated="3"/>
          <table:table-cell office:value-type="string" calcext:value-type="string">
            <text:p>SW</text:p>
          </table:table-cell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subrotlist</text:p>
          </table:table-cell>
          <table:table-cell office:value-type="string" calcext:value-type="string">
            <text:p>% Speedup by subrot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4d</text:p>
          </table:table-cell>
          <table:table-cell table:style-name="ce1" office:value-type="float" office:value="0.911276" calcext:value-type="float">
            <text:p>0.911</text:p>
          </table:table-cell>
          <table:table-cell table:style-name="ce1" office:value-type="float" office:value="0.905272" calcext:value-type="float">
            <text:p>0.905</text:p>
          </table:table-cell>
          <table:table-cell table:formula="of:=(([.B12]-[.C12])/[.C12])*100" office:value-type="float" office:value="0.663226080117358" calcext:value-type="float">
            <text:p>0.66322608011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oyt</text:p>
          </table:table-cell>
          <table:table-cell table:style-name="ce1" office:value-type="float" office:value="1.724842" calcext:value-type="float">
            <text:p>1.725</text:p>
          </table:table-cell>
          <table:table-cell table:style-name="ce1" office:value-type="float" office:value="1.742747" calcext:value-type="float">
            <text:p>1.743</text:p>
          </table:table-cell>
          <table:table-cell table:formula="of:=(([.B13]-[.C13])/[.C13])*100" office:value-type="float" office:value="-1.02740099394806" calcext:value-type="float">
            <text:p>-1.02740099394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zc</text:p>
          </table:table-cell>
          <table:table-cell table:style-name="ce1" office:value-type="float" office:value="7.892628" calcext:value-type="float">
            <text:p>7.893</text:p>
          </table:table-cell>
          <table:table-cell table:style-name="ce1" office:value-type="float" office:value="11.952274" calcext:value-type="float">
            <text:p>11.952</text:p>
          </table:table-cell>
          <table:table-cell table:formula="of:=(([.B14]-[.C14])/[.C14])*100" office:value-type="float" office:value="-33.965469667111" calcext:value-type="float">
            <text:p>-33.965469667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o</text:p>
          </table:table-cell>
          <table:table-cell table:style-name="ce1" office:value-type="float" office:value="17.165678" calcext:value-type="float">
            <text:p>17.166</text:p>
          </table:table-cell>
          <table:table-cell table:style-name="ce1" office:value-type="float" office:value="17.812396" calcext:value-type="float">
            <text:p>17.812</text:p>
          </table:table-cell>
          <table:table-cell table:formula="of:=(([.B15]-[.C15])/[.C15])*100" office:value-type="float" office:value="-3.63071874216136" calcext:value-type="float">
            <text:p>-3.63071874216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1o</text:p>
          </table:table-cell>
          <table:table-cell table:style-name="ce1" office:value-type="float" office:value="18.636933" calcext:value-type="float">
            <text:p>18.637</text:p>
          </table:table-cell>
          <table:table-cell table:style-name="ce1" office:value-type="float" office:value="19.273257" calcext:value-type="float">
            <text:p>19.273</text:p>
          </table:table-cell>
          <table:table-cell table:formula="of:=(([.B16]-[.C16])/[.C16])*100" office:value-type="float" office:value="-3.30159038506051" calcext:value-type="float">
            <text:p>-3.3015903850605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VC 1100 GPU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subrotlist</text:p>
          </table:table-cell>
          <table:table-cell office:value-type="string" calcext:value-type="string">
            <text:p>% Speedup by subrotlist</text:p>
          </table:table-cell>
          <table:table-cell/>
          <table:table-cell office:value-type="string" calcext:value-type="string">
            <text:p>SW</text:p>
          </table:table-cell>
        </table:table-row>
        <table:table-row table:style-name="ro1">
          <table:table-cell office:value-type="string" calcext:value-type="string">
            <text:p>1u4d</text:p>
          </table:table-cell>
          <table:table-cell office:value-type="float" office:value="0.164205" calcext:value-type="float">
            <text:p>0.164205</text:p>
          </table:table-cell>
          <table:table-cell office:value-type="float" office:value="0.194137" calcext:value-type="float">
            <text:p>0.194137</text:p>
          </table:table-cell>
          <table:table-cell table:formula="of:=(([.B20]-[.C20])/[.C20])*100" office:value-type="float" office:value="-15.4179780258271" calcext:value-type="float">
            <text:p>-15.4179780258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oyt</text:p>
          </table:table-cell>
          <table:table-cell office:value-type="float" office:value="0.493227" calcext:value-type="float">
            <text:p>0.493227</text:p>
          </table:table-cell>
          <table:table-cell office:value-type="float" office:value="0.523537" calcext:value-type="float">
            <text:p>0.523537</text:p>
          </table:table-cell>
          <table:table-cell table:formula="of:=(([.B21]-[.C21])/[.C21])*100" office:value-type="float" office:value="-5.78946664705646" calcext:value-type="float">
            <text:p>-5.78946664705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zc</text:p>
          </table:table-cell>
          <table:table-cell office:value-type="float" office:value="2.68351" calcext:value-type="float">
            <text:p>2.68351</text:p>
          </table:table-cell>
          <table:table-cell office:value-type="float" office:value="5.225645" calcext:value-type="float">
            <text:p>5.225645</text:p>
          </table:table-cell>
          <table:table-cell table:formula="of:=(([.B22]-[.C22])/[.C22])*100" office:value-type="float" office:value="-48.6472961710947" calcext:value-type="float">
            <text:p>-48.6472961710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o</text:p>
          </table:table-cell>
          <table:table-cell office:value-type="float" office:value="6.437937" calcext:value-type="float">
            <text:p>6.437937</text:p>
          </table:table-cell>
          <table:table-cell office:value-type="float" office:value="6.733942" calcext:value-type="float">
            <text:p>6.733942</text:p>
          </table:table-cell>
          <table:table-cell table:formula="of:=(([.B23]-[.C23])/[.C23])*100" office:value-type="float" office:value="-4.39571650602277" calcext:value-type="float">
            <text:p>-4.39571650602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1o</text:p>
          </table:table-cell>
          <table:table-cell office:value-type="float" office:value="7.535798" calcext:value-type="float">
            <text:p>7.535798</text:p>
          </table:table-cell>
          <table:table-cell office:value-type="float" office:value="7.73295" calcext:value-type="float">
            <text:p>7.73295</text:p>
          </table:table-cell>
          <table:table-cell table:formula="of:=(([.B24]-[.C24])/[.C24])*100" office:value-type="float" office:value="-2.5495056867043" calcext:value-type="float">
            <text:p>-2.549505686704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u4d</text:p>
          </table:table-cell>
          <table:table-cell office:value-type="float" office:value="0.32265" calcext:value-type="float">
            <text:p>0.32265</text:p>
          </table:table-cell>
          <table:table-cell office:value-type="float" office:value="0.360566" calcext:value-type="float">
            <text:p>0.360566</text:p>
          </table:table-cell>
          <table:table-cell table:formula="of:=(([.B26]-[.C26])/[.C26])*100" office:value-type="float" office:value="-10.5156892219455" calcext:value-type="float">
            <text:p>-10.5156892219455</text:p>
          </table:table-cell>
          <table:table-cell/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1oyt</text:p>
          </table:table-cell>
          <table:table-cell office:value-type="float" office:value="0.869825" calcext:value-type="float">
            <text:p>0.869825</text:p>
          </table:table-cell>
          <table:table-cell office:value-type="float" office:value="0.89408" calcext:value-type="float">
            <text:p>0.89408</text:p>
          </table:table-cell>
          <table:table-cell table:formula="of:=(([.B27]-[.C27])/[.C27])*100" office:value-type="float" office:value="-2.71284448818898" calcext:value-type="float">
            <text:p>-2.71284448818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mzc</text:p>
          </table:table-cell>
          <table:table-cell office:value-type="float" office:value="1.556743" calcext:value-type="float">
            <text:p>1.556743</text:p>
          </table:table-cell>
          <table:table-cell office:value-type="float" office:value="1.698767" calcext:value-type="float">
            <text:p>1.698767</text:p>
          </table:table-cell>
          <table:table-cell table:formula="of:=(([.B28]-[.C28])/[.C28])*100" office:value-type="float" office:value="-8.36041670223167" calcext:value-type="float">
            <text:p>-8.36041670223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8o</text:p>
          </table:table-cell>
          <table:table-cell office:value-type="float" office:value="5.961015" calcext:value-type="float">
            <text:p>5.961015</text:p>
          </table:table-cell>
          <table:table-cell office:value-type="float" office:value="6.06312" calcext:value-type="float">
            <text:p>6.06312</text:p>
          </table:table-cell>
          <table:table-cell table:formula="of:=(([.B29]-[.C29])/[.C29])*100" office:value-type="float" office:value="-1.68403396271227" calcext:value-type="float">
            <text:p>-1.6840339627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1o</text:p>
          </table:table-cell>
          <table:table-cell office:value-type="float" office:value="17.061525" calcext:value-type="float">
            <text:p>17.061525</text:p>
          </table:table-cell>
          <table:table-cell office:value-type="float" office:value="17.311617" calcext:value-type="float">
            <text:p>17.311617</text:p>
          </table:table-cell>
          <table:table-cell table:formula="of:=(([.B30]-[.C30])/[.C30])*100" office:value-type="float" office:value="-1.44464841152619" calcext:value-type="float">
            <text:p>-1.444648411526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7:00:19.020054102</meta:creation-date>
    <dc:date>2024-06-25T22:37:56.507588590</dc:date>
    <meta:editing-duration>PT19M42S</meta:editing-duration>
    <meta:editing-cycles>6</meta:editing-cycles>
    <meta:generator>LibreOffice/7.3.7.2$Linux_X86_64 LibreOffice_project/30$Build-2</meta:generator>
    <meta:document-statistic meta:table-count="1" meta:cell-count="97" meta:object-count="0"/>
  </office:meta>
</office:document-meta>
</file>